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Cyl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obj</text:p>
          </table:table-cell>
          <table:table-cell office:value-type="string" calcext:value-type="string">
            <text:p>planner</text:p>
          </table:table-cell>
          <table:table-cell office:value-type="string" calcext:value-type="string">
            <text:p>starting_pose</text:p>
          </table:table-cell>
          <table:table-cell office:value-type="string" calcext:value-type="string">
            <text:p>goal_pose</text:p>
          </table:table-cell>
          <table:table-cell office:value-type="string" calcext:value-type="string">
            <text:p>env</text:p>
          </table:table-cell>
          <table:table-cell table:style-name="Default" office:value-type="string" calcext:value-type="string">
            <text:p>result</text:p>
          </table:table-cell>
          <table:table-cell office:value-type="string" calcext:value-type="string">
            <text:p>run_time</text:p>
          </table:table-cell>
          <table:table-cell table:style-name="Default" office:value-type="string" calcext:value-type="string">
            <text:p>started from start_po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95712" calcext:value-type="float">
            <text:p>0.5957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23047" calcext:value-type="float">
            <text:p>0.62304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0662999999999" calcext:value-type="float">
            <text:p>0.540662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9913000000001" calcext:value-type="float">
            <text:p>0.65991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66081" calcext:value-type="float">
            <text:p>0.6660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08703000000001" calcext:value-type="float">
            <text:p>0.40870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15456000000001" calcext:value-type="float">
            <text:p>0.415456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66068" calcext:value-type="float">
            <text:p>0.4660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33299000000002" calcext:value-type="float">
            <text:p>0.433299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93331" calcext:value-type="float">
            <text:p>0.3933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25228000000002" calcext:value-type="float">
            <text:p>0.525228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6425999999999" calcext:value-type="float">
            <text:p>0.606425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02001999999999" calcext:value-type="float">
            <text:p>0.402001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6311999999998" calcext:value-type="float">
            <text:p>0.506311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48698000000003" calcext:value-type="float">
            <text:p>0.648698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80219999999997" calcext:value-type="float">
            <text:p>0.580219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2742999999995" calcext:value-type="float">
            <text:p>0.502742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76938000000003" calcext:value-type="float">
            <text:p>0.376938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71761000000001" calcext:value-type="float">
            <text:p>0.471761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89456999999996" calcext:value-type="float">
            <text:p>0.589456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27323000000001" calcext:value-type="float">
            <text:p>0.42732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6660999999993" calcext:value-type="float">
            <text:p>0.546660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29385999999995" calcext:value-type="float">
            <text:p>0.52938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830444" calcext:value-type="float">
            <text:p>0.8304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3402" calcext:value-type="float">
            <text:p>0.634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2367000000001" calcext:value-type="float">
            <text:p>0.602367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55949000000005" calcext:value-type="float">
            <text:p>0.555949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89968000000002" calcext:value-type="float">
            <text:p>0.789968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47969999999998" calcext:value-type="float">
            <text:p>0.447969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50620999999998" calcext:value-type="float">
            <text:p>0.450620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4669000000002" calcext:value-type="float">
            <text:p>0.564669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94748000000007" calcext:value-type="float">
            <text:p>0.394748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28483999999997" calcext:value-type="float">
            <text:p>0.428483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806" calcext:value-type="float">
            <text:p>0.508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9451000000004" calcext:value-type="float">
            <text:p>0.659451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8035999999996" calcext:value-type="float">
            <text:p>0.548035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87482" calcext:value-type="float">
            <text:p>0.4874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36658000000003" calcext:value-type="float">
            <text:p>0.536658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45383000000007" calcext:value-type="float">
            <text:p>0.445383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298424000000011" calcext:value-type="float">
            <text:p>0.2984240000000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45322000000004" calcext:value-type="float">
            <text:p>0.445322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1346999999998" calcext:value-type="float">
            <text:p>0.561346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7581999999999" calcext:value-type="float">
            <text:p>0.507581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0367000000011" calcext:value-type="float">
            <text:p>0.5003670000000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90965999999995" calcext:value-type="float">
            <text:p>0.59096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1483999999999" calcext:value-type="float">
            <text:p>0.31483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35610999999989" calcext:value-type="float">
            <text:p>0.535610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85552000000001" calcext:value-type="float">
            <text:p>0.685552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19155999999995" calcext:value-type="float">
            <text:p>0.51915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3948999999994" calcext:value-type="float">
            <text:p>0.563948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736" calcext:value-type="float">
            <text:p>0.1637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264000000008" calcext:value-type="float">
            <text:p>0.165264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173999999993" calcext:value-type="float">
            <text:p>0.165173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666000000006" calcext:value-type="float">
            <text:p>0.16666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8311000000003" calcext:value-type="float">
            <text:p>0.168311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2297999999993" calcext:value-type="float">
            <text:p>0.162297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281999999995" calcext:value-type="float">
            <text:p>0.166281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6203999999988" calcext:value-type="float">
            <text:p>0.156203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8219000000003" calcext:value-type="float">
            <text:p>0.15821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8187000000003" calcext:value-type="float">
            <text:p>0.168187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17101000000005" calcext:value-type="float">
            <text:p>0.617101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6489000000008" calcext:value-type="float">
            <text:p>0.546489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76900999999995" calcext:value-type="float">
            <text:p>0.776900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77375999999995" calcext:value-type="float">
            <text:p>0.67737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3889000000007" calcext:value-type="float">
            <text:p>0.653889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83687999999992" calcext:value-type="float">
            <text:p>0.383687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91372999999996" calcext:value-type="float">
            <text:p>0.491372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3927000000004" calcext:value-type="float">
            <text:p>0.503927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474900000001" calcext:value-type="float">
            <text:p>0.654749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44748000000004" calcext:value-type="float">
            <text:p>0.444748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8131999999986" calcext:value-type="float">
            <text:p>0.168131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4152000000001" calcext:value-type="float">
            <text:p>0.164152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204238000000004" calcext:value-type="float">
            <text:p>0.204238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762999999989" calcext:value-type="float">
            <text:p>0.163762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576000000006" calcext:value-type="float">
            <text:p>0.16357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188000000001" calcext:value-type="float">
            <text:p>0.165188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894000000013" calcext:value-type="float">
            <text:p>0.166894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941999999982" calcext:value-type="float">
            <text:p>0.161941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926999999982" calcext:value-type="float">
            <text:p>0.165926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614000000005" calcext:value-type="float">
            <text:p>0.165614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11830000000009" calcext:value-type="float">
            <text:p>0.411830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17293999999987" calcext:value-type="float">
            <text:p>0.617293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20765000000006" calcext:value-type="float">
            <text:p>0.620765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93695000000002" calcext:value-type="float">
            <text:p>0.493695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808037999999982" calcext:value-type="float">
            <text:p>0.808037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06789000000003" calcext:value-type="float">
            <text:p>0.40678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3052000000002" calcext:value-type="float">
            <text:p>0.653052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74187999999992" calcext:value-type="float">
            <text:p>0.574187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57352999999995" calcext:value-type="float">
            <text:p>0.757352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36426999999992" calcext:value-type="float">
            <text:p>0.736426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72078999999997" calcext:value-type="float">
            <text:p>0.172078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781000000019" calcext:value-type="float">
            <text:p>0.1617810000000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12400000002" calcext:value-type="float">
            <text:p>0.165124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363000000018" calcext:value-type="float">
            <text:p>0.1663630000000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0481000000004" calcext:value-type="float">
            <text:p>0.160481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5866000000003" calcext:value-type="float">
            <text:p>0.155866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954000000018" calcext:value-type="float">
            <text:p>0.1639540000000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7461000000003" calcext:value-type="float">
            <text:p>0.167461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9994000000012" calcext:value-type="float">
            <text:p>0.159994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217999999991" calcext:value-type="float">
            <text:p>0.161217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8121000000014" calcext:value-type="float">
            <text:p>0.168121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7051999999993" calcext:value-type="float">
            <text:p>0.157051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3825999999981" calcext:value-type="float">
            <text:p>0.153825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518999999989" calcext:value-type="float">
            <text:p>0.165518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7156" calcext:value-type="float">
            <text:p>0.171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7995" calcext:value-type="float">
            <text:p>0.157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915800000002" calcext:value-type="float">
            <text:p>0.189158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822999999989" calcext:value-type="float">
            <text:p>0.165822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817999999983" calcext:value-type="float">
            <text:p>0.167817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509999999998" calcext:value-type="float">
            <text:p>0.162509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7242" calcext:value-type="float">
            <text:p>0.472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70214999999996" calcext:value-type="float">
            <text:p>0.47021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92272000000014" calcext:value-type="float">
            <text:p>0.492272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38087999999988" calcext:value-type="float">
            <text:p>0.538087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96544" calcext:value-type="float">
            <text:p>0.4965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32154999999989" calcext:value-type="float">
            <text:p>0.532154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97681999999986" calcext:value-type="float">
            <text:p>0.697681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32525999999979" calcext:value-type="float">
            <text:p>0.732525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06133999999997" calcext:value-type="float">
            <text:p>0.606133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2610000000022" calcext:value-type="float">
            <text:p>0.4826100000000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78307999999987" calcext:value-type="float">
            <text:p>0.678307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89004000000011" calcext:value-type="float">
            <text:p>0.6890040000000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65237000000002" calcext:value-type="float">
            <text:p>0.465237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02291000000002" calcext:value-type="float">
            <text:p>0.702291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10799999999983" calcext:value-type="float">
            <text:p>0.610799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22634000000011" calcext:value-type="float">
            <text:p>0.52263400000001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70287999999977" calcext:value-type="float">
            <text:p>0.570287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15047000000016" calcext:value-type="float">
            <text:p>0.415047000000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49171999999987" calcext:value-type="float">
            <text:p>0.749171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20724000000001" calcext:value-type="float">
            <text:p>0.520724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49800000000005" calcext:value-type="float">
            <text:p>0.549800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08001000000007" calcext:value-type="float">
            <text:p>0.508001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0548999999996" calcext:value-type="float">
            <text:p>0.480548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23072999999977" calcext:value-type="float">
            <text:p>0.623072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28230000000002" calcext:value-type="float">
            <text:p>0.628230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41748000000013" calcext:value-type="float">
            <text:p>0.541748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75986000000006" calcext:value-type="float">
            <text:p>0.47598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03869000000003" calcext:value-type="float">
            <text:p>0.60386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36561" calcext:value-type="float">
            <text:p>0.6365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802752999999996" calcext:value-type="float">
            <text:p>0.802752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64356000000004" calcext:value-type="float">
            <text:p>0.564356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48550000000006" calcext:value-type="float">
            <text:p>0.548550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51839000000007" calcext:value-type="float">
            <text:p>0.451839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87424999999996" calcext:value-type="float">
            <text:p>0.58742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69360000000006" calcext:value-type="float">
            <text:p>0.769360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69017999999971" calcext:value-type="float">
            <text:p>0.5690179999999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67826999999988" calcext:value-type="float">
            <text:p>0.667826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65191000000016" calcext:value-type="float">
            <text:p>0.765191000000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84589999999992" calcext:value-type="float">
            <text:p>0.584589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97182000000009" calcext:value-type="float">
            <text:p>0.497182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595999999951" calcext:value-type="float">
            <text:p>0.1625959999999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075000000006" calcext:value-type="float">
            <text:p>0.160075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69800000002" calcext:value-type="float">
            <text:p>0.165698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564000000008" calcext:value-type="float">
            <text:p>0.163564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749999999984" calcext:value-type="float">
            <text:p>0.161749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850999999999" calcext:value-type="float">
            <text:p>0.164850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451999999993" calcext:value-type="float">
            <text:p>0.166451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30200000003" calcext:value-type="float">
            <text:p>0.166302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953999999966" calcext:value-type="float">
            <text:p>0.1649539999999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082000000031" calcext:value-type="float">
            <text:p>0.163082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97500000005" calcext:value-type="float">
            <text:p>0.163975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253999999995" calcext:value-type="float">
            <text:p>0.163253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261999999961" calcext:value-type="float">
            <text:p>0.1662619999999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468999999987" calcext:value-type="float">
            <text:p>0.162468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42800000001" calcext:value-type="float">
            <text:p>0.163428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006000000005" calcext:value-type="float">
            <text:p>0.165006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845" calcext:value-type="float">
            <text:p>0.1678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188000000038" calcext:value-type="float">
            <text:p>0.1611880000000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154999999984" calcext:value-type="float">
            <text:p>0.162154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5510000000022" calcext:value-type="float">
            <text:p>0.1855100000000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133000000007" calcext:value-type="float">
            <text:p>0.161133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934000000017" calcext:value-type="float">
            <text:p>0.164934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287799999996" calcext:value-type="float">
            <text:p>0.182877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148000000012" calcext:value-type="float">
            <text:p>0.164148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600999999962" calcext:value-type="float">
            <text:p>0.1616009999999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635000000009" calcext:value-type="float">
            <text:p>0.165635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620999999978" calcext:value-type="float">
            <text:p>0.1636209999999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754000000007" calcext:value-type="float">
            <text:p>0.162754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057000000028" calcext:value-type="float">
            <text:p>0.161057000000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8987000000025" calcext:value-type="float">
            <text:p>0.158987000000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175000000014" calcext:value-type="float">
            <text:p>0.161175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546000000006" calcext:value-type="float">
            <text:p>0.16554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339999999967" calcext:value-type="float">
            <text:p>0.1673399999999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885000000031" calcext:value-type="float">
            <text:p>0.159885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8528999999978" calcext:value-type="float">
            <text:p>0.1685289999999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798000000019" calcext:value-type="float">
            <text:p>0.1647980000000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71677999999986" calcext:value-type="float">
            <text:p>0.171677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250999999983" calcext:value-type="float">
            <text:p>0.159250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037999999981" calcext:value-type="float">
            <text:p>0.165037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326000000021" calcext:value-type="float">
            <text:p>0.1593260000000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297000000014" calcext:value-type="float">
            <text:p>0.160297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685999999994" calcext:value-type="float">
            <text:p>0.165685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2615999999966" calcext:value-type="float">
            <text:p>0.1526159999999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520999999979" calcext:value-type="float">
            <text:p>0.164520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6878000000006" calcext:value-type="float">
            <text:p>0.156878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045999999994" calcext:value-type="float">
            <text:p>0.166045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247999999963" calcext:value-type="float">
            <text:p>0.1652479999999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765999999991" calcext:value-type="float">
            <text:p>0.159765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721999999964" calcext:value-type="float">
            <text:p>0.1607219999999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221000000007" calcext:value-type="float">
            <text:p>0.166221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738000000004" calcext:value-type="float">
            <text:p>0.159738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6139999999984" calcext:value-type="float">
            <text:p>0.166139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3951000000006" calcext:value-type="float">
            <text:p>0.153951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898999999963" calcext:value-type="float">
            <text:p>0.1588989999999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0361999999955" calcext:value-type="float">
            <text:p>0.1703619999999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811999999964" calcext:value-type="float">
            <text:p>0.1608119999999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367000000018" calcext:value-type="float">
            <text:p>0.1623670000000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486999999975" calcext:value-type="float">
            <text:p>0.163486999999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3171000000016" calcext:value-type="float">
            <text:p>0.183171000000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631" calcext:value-type="float">
            <text:p>0.1616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924000000023" calcext:value-type="float">
            <text:p>0.1609240000000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284000000004" calcext:value-type="float">
            <text:p>0.157284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0372999999975" calcext:value-type="float">
            <text:p>0.180372999999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187000000003" calcext:value-type="float">
            <text:p>0.165187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469999999956" calcext:value-type="float">
            <text:p>0.15646999999995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4888000000028" calcext:value-type="float">
            <text:p>0.154888000000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242999999975" calcext:value-type="float">
            <text:p>0.165242999999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9021999999984" calcext:value-type="float">
            <text:p>0.169021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687000000015" calcext:value-type="float">
            <text:p>0.16468700000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054999999957" calcext:value-type="float">
            <text:p>0.1570549999999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88193000000001" calcext:value-type="float">
            <text:p>0.88819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9826999999989" calcext:value-type="float">
            <text:p>0.179826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4654999999991" calcext:value-type="float">
            <text:p>0.154654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35461999999973" calcext:value-type="float">
            <text:p>0.93546199999997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3757000000002" calcext:value-type="float">
            <text:p>1.03757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21975" calcext:value-type="float">
            <text:p>1.021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23240999999996" calcext:value-type="float">
            <text:p>0.823240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98308999999983" calcext:value-type="float">
            <text:p>0.898308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4130500000002" calcext:value-type="float">
            <text:p>1.041305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21880999999996" calcext:value-type="float">
            <text:p>1.21880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65046000000006" calcext:value-type="float">
            <text:p>0.86504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1996700000002" calcext:value-type="float">
            <text:p>0.819967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11128000000031" calcext:value-type="float">
            <text:p>0.711128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611503000000027" calcext:value-type="float">
            <text:p>0.6115030000000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89169000000004" calcext:value-type="float">
            <text:p>0.989169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7609300000001" calcext:value-type="float">
            <text:p>1.076093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86112000000025" calcext:value-type="float">
            <text:p>0.886112000000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15520200000003" calcext:value-type="float">
            <text:p>1.155202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55390999999963" calcext:value-type="float">
            <text:p>0.9553909999999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38904000000036" calcext:value-type="float">
            <text:p>0.93890400000003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0415000000009" calcext:value-type="float">
            <text:p>0.150415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854000000043" calcext:value-type="float">
            <text:p>0.1578540000000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001000000032" calcext:value-type="float">
            <text:p>0.1620010000000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795999999995" calcext:value-type="float">
            <text:p>0.15879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863999999994" calcext:value-type="float">
            <text:p>0.158863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23199999997" calcext:value-type="float">
            <text:p>0.164231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604000000016" calcext:value-type="float">
            <text:p>0.156604000000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002000000034" calcext:value-type="float">
            <text:p>0.1570020000000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82400000001" calcext:value-type="float">
            <text:p>0.164824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576999999985" calcext:value-type="float">
            <text:p>0.1655769999999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630000000002" calcext:value-type="float">
            <text:p>0.161630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700000000015" calcext:value-type="float">
            <text:p>0.16570000000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903999999969" calcext:value-type="float">
            <text:p>0.16290399999996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430999999984" calcext:value-type="float">
            <text:p>0.159430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451000000009" calcext:value-type="float">
            <text:p>0.163451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845999999959" calcext:value-type="float">
            <text:p>0.1598459999999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4852000000005" calcext:value-type="float">
            <text:p>0.154852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379999999975" calcext:value-type="float">
            <text:p>0.160379999999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519000000003" calcext:value-type="float">
            <text:p>0.15651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4742000000028" calcext:value-type="float">
            <text:p>0.184742000000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15348399999999" calcext:value-type="float">
            <text:p>1.153483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28099000000032" calcext:value-type="float">
            <text:p>0.9280990000000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821999999982" calcext:value-type="float">
            <text:p>0.163821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85856000000012" calcext:value-type="float">
            <text:p>0.985856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RR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1.27888899999999" calcext:value-type="float">
            <text:p>1.27888899999999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RR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1.172507" calcext:value-type="float">
            <text:p>1.172507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170999999982" calcext:value-type="float">
            <text:p>0.158170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2558399999998" calcext:value-type="float">
            <text:p>1.025583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4975200000001" calcext:value-type="float">
            <text:p>1.049752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23389000000003" calcext:value-type="float">
            <text:p>1.2338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215000000017" calcext:value-type="float">
            <text:p>0.159215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600999999976" calcext:value-type="float">
            <text:p>0.1586009999999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56899999999" calcext:value-type="float">
            <text:p>0.156568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123000000022" calcext:value-type="float">
            <text:p>0.1591230000000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249000000031" calcext:value-type="float">
            <text:p>0.162249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420999999985" calcext:value-type="float">
            <text:p>0.1604209999999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034999999979" calcext:value-type="float">
            <text:p>0.163034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478999999976" calcext:value-type="float">
            <text:p>0.1594789999999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110000000008" calcext:value-type="float">
            <text:p>0.161110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384000000031" calcext:value-type="float">
            <text:p>0.162384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20502600000003" calcext:value-type="float">
            <text:p>1.205026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76724999999988" calcext:value-type="float">
            <text:p>0.976724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39559000000008" calcext:value-type="float">
            <text:p>0.839559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91255000000035" calcext:value-type="float">
            <text:p>0.7912550000000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28651299999996" calcext:value-type="float">
            <text:p>1.286512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682999999982" calcext:value-type="float">
            <text:p>0.161682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631490999999983" calcext:value-type="float">
            <text:p>0.631490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418082000000027" calcext:value-type="float">
            <text:p>0.4180820000000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688999999986" calcext:value-type="float">
            <text:p>0.165688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37083" calcext:value-type="float">
            <text:p>1.0370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51415000000031" calcext:value-type="float">
            <text:p>0.85141500000003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666759000000013" calcext:value-type="float">
            <text:p>0.666759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53203000000008" calcext:value-type="float">
            <text:p>0.853203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39882999999986" calcext:value-type="float">
            <text:p>0.839882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0653199999999" calcext:value-type="float">
            <text:p>1.006531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6358399999998" calcext:value-type="float">
            <text:p>0.763583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95184000000006" calcext:value-type="float">
            <text:p>0.795184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16862999999989" calcext:value-type="float">
            <text:p>0.716862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2666999999951" calcext:value-type="float">
            <text:p>0.1526669999999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RRT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70769000000041" calcext:value-type="float">
            <text:p>0.5707690000000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37666" calcext:value-type="float">
            <text:p>0.53766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53912" calcext:value-type="float">
            <text:p>0.5539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58516000000001" calcext:value-type="float">
            <text:p>0.558516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62972999999999" calcext:value-type="float">
            <text:p>0.662972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41961" calcext:value-type="float">
            <text:p>0.6419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52664000000001" calcext:value-type="float">
            <text:p>0.352664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56283000000001" calcext:value-type="float">
            <text:p>0.45628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49442" calcext:value-type="float">
            <text:p>0.3494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25518999999998" calcext:value-type="float">
            <text:p>0.425518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71539000000002" calcext:value-type="float">
            <text:p>0.371539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70133" calcext:value-type="float">
            <text:p>0.6701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6105999999998" calcext:value-type="float">
            <text:p>0.566105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13027" calcext:value-type="float">
            <text:p>0.4130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80150999999999" calcext:value-type="float">
            <text:p>0.680150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28591999999998" calcext:value-type="float">
            <text:p>0.628591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87907000000001" calcext:value-type="float">
            <text:p>0.587907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86060999999998" calcext:value-type="float">
            <text:p>0.386060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61416" calcext:value-type="float">
            <text:p>0.4614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16895000000004" calcext:value-type="float">
            <text:p>0.416895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4869000000002" calcext:value-type="float">
            <text:p>0.564869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01007" calcext:value-type="float">
            <text:p>0.401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4287999999998" calcext:value-type="float">
            <text:p>0.564287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12546" calcext:value-type="float">
            <text:p>0.5125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52978000000003" calcext:value-type="float">
            <text:p>0.552978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69722" calcext:value-type="float">
            <text:p>0.6697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26849000000004" calcext:value-type="float">
            <text:p>0.426849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6494999999995" calcext:value-type="float">
            <text:p>0.606494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44809999999997" calcext:value-type="float">
            <text:p>0.444809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6348999999999" calcext:value-type="float">
            <text:p>0.656348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6493000000001" calcext:value-type="float">
            <text:p>0.566493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70449999999994" calcext:value-type="float">
            <text:p>0.570449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79200999999995" calcext:value-type="float">
            <text:p>0.379200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3504999999996" calcext:value-type="float">
            <text:p>0.54350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2640000000006" calcext:value-type="float">
            <text:p>0.542640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5421000000004" calcext:value-type="float">
            <text:p>0.655421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08105000000001" calcext:value-type="float">
            <text:p>0.508105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96034999999992" calcext:value-type="float">
            <text:p>0.496034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39349999999999" calcext:value-type="float">
            <text:p>0.539349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30343999999994" calcext:value-type="float">
            <text:p>0.630343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19964999999996" calcext:value-type="float">
            <text:p>0.31996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89275000000006" calcext:value-type="float">
            <text:p>0.489275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29931000000005" calcext:value-type="float">
            <text:p>0.529931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46443999999994" calcext:value-type="float">
            <text:p>0.546443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9019000000004" calcext:value-type="float">
            <text:p>0.609019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5704399999999" calcext:value-type="float">
            <text:p>0.557043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35204999999988" calcext:value-type="float">
            <text:p>0.335204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25042000000008" calcext:value-type="float">
            <text:p>0.625042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28823999999995" calcext:value-type="float">
            <text:p>0.628823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48181999999991" calcext:value-type="float">
            <text:p>0.648181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28590999999992" calcext:value-type="float">
            <text:p>0.528590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340000000001" calcext:value-type="float">
            <text:p>0.165340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78255000000007" calcext:value-type="float">
            <text:p>0.178255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2008" calcext:value-type="float">
            <text:p>0.162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8930999999996" calcext:value-type="float">
            <text:p>0.158930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71266000000003" calcext:value-type="float">
            <text:p>0.171266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858000000005" calcext:value-type="float">
            <text:p>0.166858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7606000000006" calcext:value-type="float">
            <text:p>0.16760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71024000000003" calcext:value-type="float">
            <text:p>0.171024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0877999999997" calcext:value-type="float">
            <text:p>0.160877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8543" calcext:value-type="float">
            <text:p>0.1685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11005" calcext:value-type="float">
            <text:p>0.711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0893000000007" calcext:value-type="float">
            <text:p>0.560893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77298000000008" calcext:value-type="float">
            <text:p>0.677298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1687999999996" calcext:value-type="float">
            <text:p>0.601687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76269000000005" calcext:value-type="float">
            <text:p>0.676269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11411000000001" calcext:value-type="float">
            <text:p>0.411411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921289999999999" calcext:value-type="float">
            <text:p>0.921289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38469999999995" calcext:value-type="float">
            <text:p>0.438469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77962999999977" calcext:value-type="float">
            <text:p>0.677962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9247299999999" calcext:value-type="float">
            <text:p>0.492472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72356999999977" calcext:value-type="float">
            <text:p>0.172356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81086999999991" calcext:value-type="float">
            <text:p>0.181086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607999999997" calcext:value-type="float">
            <text:p>0.166607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9346999999997" calcext:value-type="float">
            <text:p>0.159346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00800000001" calcext:value-type="float">
            <text:p>0.161008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84654999999992" calcext:value-type="float">
            <text:p>0.184654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777999999979" calcext:value-type="float">
            <text:p>0.163777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6968999999995" calcext:value-type="float">
            <text:p>0.166968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59300999999999" calcext:value-type="float">
            <text:p>0.159300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808999999986" calcext:value-type="float">
            <text:p>0.163808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395970000000005" calcext:value-type="float">
            <text:p>0.395970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855154999999996" calcext:value-type="float">
            <text:p>0.85515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3738800000001" calcext:value-type="float">
            <text:p>0.737388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98322999999988" calcext:value-type="float">
            <text:p>0.698322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03589" calcext:value-type="float">
            <text:p>0.6035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458978000000002" calcext:value-type="float">
            <text:p>0.458978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26463000000007" calcext:value-type="float">
            <text:p>0.526463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560972000000021" calcext:value-type="float">
            <text:p>0.5609720000000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713538999999997" calcext:value-type="float">
            <text:p>0.713538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0.651454999999999" calcext:value-type="float">
            <text:p>0.651454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3558999999992" calcext:value-type="float">
            <text:p>0.163558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707999999995" calcext:value-type="float">
            <text:p>0.165707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2276999999989" calcext:value-type="float">
            <text:p>0.162276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834999999996" calcext:value-type="float">
            <text:p>0.1618349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2630000000007" calcext:value-type="float">
            <text:p>0.162630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4356999999995" calcext:value-type="float">
            <text:p>0.164356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2119999999987" calcext:value-type="float">
            <text:p>0.162119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4444000000003" calcext:value-type="float">
            <text:p>0.164444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534200000001" calcext:value-type="float">
            <text:p>0.165342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0.161540000000002" calcext:value-type="float">
            <text:p>0.161540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960000000003" calcext:value-type="float">
            <text:p>0.163960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222" calcext:value-type="float">
            <text:p>0.1652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573999999992" calcext:value-type="float">
            <text:p>0.159573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472999999992" calcext:value-type="float">
            <text:p>0.165472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94999999999" calcext:value-type="float">
            <text:p>0.16194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8843999999979" calcext:value-type="float">
            <text:p>0.168843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349999999999" calcext:value-type="float">
            <text:p>0.161349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487999999982" calcext:value-type="float">
            <text:p>0.159487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836000000003" calcext:value-type="float">
            <text:p>0.163836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930000000012" calcext:value-type="float">
            <text:p>0.161930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25679999999989" calcext:value-type="float">
            <text:p>0.625679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98640999999981" calcext:value-type="float">
            <text:p>0.698640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63081999999986" calcext:value-type="float">
            <text:p>0.463081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57371999999992" calcext:value-type="float">
            <text:p>0.4573719999999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59951000000012" calcext:value-type="float">
            <text:p>0.559951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57659000000001" calcext:value-type="float">
            <text:p>0.557659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51837" calcext:value-type="float">
            <text:p>0.6518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44366000000014" calcext:value-type="float">
            <text:p>0.744366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80876999999987" calcext:value-type="float">
            <text:p>0.580876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92949000000004" calcext:value-type="float">
            <text:p>0.592949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29367999999994" calcext:value-type="float">
            <text:p>0.729367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47821999999997" calcext:value-type="float">
            <text:p>0.547821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64342999999985" calcext:value-type="float">
            <text:p>0.4643429999999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36200000000014" calcext:value-type="float">
            <text:p>0.436200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62478999999991" calcext:value-type="float">
            <text:p>0.662478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71780999999993" calcext:value-type="float">
            <text:p>0.471780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8740600000001" calcext:value-type="float">
            <text:p>0.687406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38803999999988" calcext:value-type="float">
            <text:p>0.738803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98007999999993" calcext:value-type="float">
            <text:p>0.598007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39255999999995" calcext:value-type="float">
            <text:p>0.539255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10908000000001" calcext:value-type="float">
            <text:p>0.510908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06726000000015" calcext:value-type="float">
            <text:p>0.50672600000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9010100000001" calcext:value-type="float">
            <text:p>0.490101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11252000000007" calcext:value-type="float">
            <text:p>0.611252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42234000000002" calcext:value-type="float">
            <text:p>0.642234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54203999999999" calcext:value-type="float">
            <text:p>0.554203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54076999999978" calcext:value-type="float">
            <text:p>0.5540769999999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42305000000005" calcext:value-type="float">
            <text:p>0.442305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63540999999987" calcext:value-type="float">
            <text:p>0.56354099999998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70607999999993" calcext:value-type="float">
            <text:p>0.57060799999999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60101999999989" calcext:value-type="float">
            <text:p>0.7601019999999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5934299999999" calcext:value-type="float">
            <text:p>0.459342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787121999999982" calcext:value-type="float">
            <text:p>0.787121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28698999999983" calcext:value-type="float">
            <text:p>0.628698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01385999999968" calcext:value-type="float">
            <text:p>0.5013859999999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67201000000034" calcext:value-type="float">
            <text:p>0.6672010000000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51678000000015" calcext:value-type="float">
            <text:p>0.45167800000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695578000000012" calcext:value-type="float">
            <text:p>0.695578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24414999999976" calcext:value-type="float">
            <text:p>0.5244149999999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510806000000002" calcext:value-type="float">
            <text:p>0.510806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445999999984" calcext:value-type="float">
            <text:p>0.1674459999999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5219999999986" calcext:value-type="float">
            <text:p>0.155219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576000000001" calcext:value-type="float">
            <text:p>0.162576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471999999999" calcext:value-type="float">
            <text:p>0.166471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7456500000003" calcext:value-type="float">
            <text:p>0.174565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611999999977" calcext:value-type="float">
            <text:p>0.164611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176000000035" calcext:value-type="float">
            <text:p>0.1601760000000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13799999998" calcext:value-type="float">
            <text:p>0.164137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287000000002" calcext:value-type="float">
            <text:p>0.164287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248000000024" calcext:value-type="float">
            <text:p>0.1602480000000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750399999999" calcext:value-type="float">
            <text:p>0.187503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431000000022" calcext:value-type="float">
            <text:p>0.1674310000000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507900000003" calcext:value-type="float">
            <text:p>0.185079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9108000000051" calcext:value-type="float">
            <text:p>0.1691080000000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7737999999995" calcext:value-type="float">
            <text:p>0.157737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277000000017" calcext:value-type="float">
            <text:p>0.162277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629000000014" calcext:value-type="float">
            <text:p>0.163629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47673999999995" calcext:value-type="float">
            <text:p>0.147673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945999999986" calcext:value-type="float">
            <text:p>0.164945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8851000000018" calcext:value-type="float">
            <text:p>0.1688510000000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367999999972" calcext:value-type="float">
            <text:p>0.1593679999999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71963000000005" calcext:value-type="float">
            <text:p>0.17196300000000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16599999999" calcext:value-type="float">
            <text:p>0.163165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795999999977" calcext:value-type="float">
            <text:p>0.166795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5811000000019" calcext:value-type="float">
            <text:p>0.16581100000001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927000000025" calcext:value-type="float">
            <text:p>0.162927000000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1457999999964" calcext:value-type="float">
            <text:p>0.1814579999999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7406000000028" calcext:value-type="float">
            <text:p>0.167406000000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800000000014" calcext:value-type="float">
            <text:p>0.164800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581000000022" calcext:value-type="float">
            <text:p>0.16358100000002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932999999962" calcext:value-type="float">
            <text:p>0.16493299999996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40799999998" calcext:value-type="float">
            <text:p>0.164407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21200000003" calcext:value-type="float">
            <text:p>0.166212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1675000000002" calcext:value-type="float">
            <text:p>0.161675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522999999979" calcext:value-type="float">
            <text:p>0.159522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64000000001" calcext:value-type="float">
            <text:p>0.16264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008000000014" calcext:value-type="float">
            <text:p>0.162008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686000000017" calcext:value-type="float">
            <text:p>0.164686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59332000000006" calcext:value-type="float">
            <text:p>0.159332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162000000033" calcext:value-type="float">
            <text:p>0.1641620000000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2907999999998" calcext:value-type="float">
            <text:p>0.182907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238000000012" calcext:value-type="float">
            <text:p>0.164238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3170999999977" calcext:value-type="float">
            <text:p>0.163170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6897000000006" calcext:value-type="float">
            <text:p>0.166897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0175999999979" calcext:value-type="float">
            <text:p>0.160175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78767999999991" calcext:value-type="float">
            <text:p>0.17876799999999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9776000000013" calcext:value-type="float">
            <text:p>0.169776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85850000000016" calcext:value-type="float">
            <text:p>0.1858500000000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2402999999983" calcext:value-type="float">
            <text:p>0.162402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164907000000028" calcext:value-type="float">
            <text:p>0.1649070000000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202999999977" calcext:value-type="float">
            <text:p>0.162202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605999999997" calcext:value-type="float">
            <text:p>0.159605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282999999979" calcext:value-type="float">
            <text:p>0.16328299999997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34999999998" calcext:value-type="float">
            <text:p>0.163349999999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032000000001" calcext:value-type="float">
            <text:p>0.160032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417199999996" calcext:value-type="float">
            <text:p>0.154171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02399999996" calcext:value-type="float">
            <text:p>0.165023999999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47466000000009" calcext:value-type="float">
            <text:p>0.1474660000000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745999999994" calcext:value-type="float">
            <text:p>0.16174599999999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7682000000013" calcext:value-type="float">
            <text:p>0.167682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06800000001" calcext:value-type="float">
            <text:p>0.163068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050999999953" calcext:value-type="float">
            <text:p>0.1600509999999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686999999953" calcext:value-type="float">
            <text:p>0.1576869999999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312000000043" calcext:value-type="float">
            <text:p>0.1623120000000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339999999972" calcext:value-type="float">
            <text:p>0.16233999999997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040999999997" calcext:value-type="float">
            <text:p>0.164040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958000000003" calcext:value-type="float">
            <text:p>0.162958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157000000017" calcext:value-type="float">
            <text:p>0.158157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396000000001" calcext:value-type="float">
            <text:p>0.162396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3711999999957" calcext:value-type="float">
            <text:p>0.1837119999999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608999999999" calcext:value-type="float">
            <text:p>0.161608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345000000026" calcext:value-type="float">
            <text:p>0.1643450000000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11559" calcext:value-type="float">
            <text:p>1.115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56344999999999" calcext:value-type="float">
            <text:p>0.956344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982000000004" calcext:value-type="float">
            <text:p>0.1579820000000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1337999999982" calcext:value-type="float">
            <text:p>0.181337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1569000000024" calcext:value-type="float">
            <text:p>0.18156900000002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4849999999983" calcext:value-type="float">
            <text:p>0.184849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673999999981" calcext:value-type="float">
            <text:p>0.162673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995000000014" calcext:value-type="float">
            <text:p>0.160995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95399999999" calcext:value-type="float">
            <text:p>0.163953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95771999999965" calcext:value-type="float">
            <text:p>0.8957719999999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221000000026" calcext:value-type="float">
            <text:p>0.1582210000000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7014999999983" calcext:value-type="float">
            <text:p>0.177014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1061999999997" calcext:value-type="float">
            <text:p>0.1810619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756000000002" calcext:value-type="float">
            <text:p>0.162756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18299999997" calcext:value-type="float">
            <text:p>0.162182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521999999977" calcext:value-type="float">
            <text:p>0.164521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61379000000034" calcext:value-type="float">
            <text:p>0.76137900000003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44300000001" calcext:value-type="float">
            <text:p>0.159443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450000000035" calcext:value-type="float">
            <text:p>0.16245000000003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993000000043" calcext:value-type="float">
            <text:p>0.1599930000000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89300000003" calcext:value-type="float">
            <text:p>0.163893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371000000041" calcext:value-type="float">
            <text:p>0.16337100000004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614999999988" calcext:value-type="float">
            <text:p>0.156614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441999999965" calcext:value-type="float">
            <text:p>0.1614419999999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665999999978" calcext:value-type="float">
            <text:p>0.1636659999999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501000000001" calcext:value-type="float">
            <text:p>0.158501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7875999999988" calcext:value-type="float">
            <text:p>0.157875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5056999999999" calcext:value-type="float">
            <text:p>0.1550569999999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793999999953" calcext:value-type="float">
            <text:p>0.1607939999999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830999999983" calcext:value-type="float">
            <text:p>0.16283099999998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90037000000018" calcext:value-type="float">
            <text:p>0.1900370000000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900000000007" calcext:value-type="float">
            <text:p>0.1569000000000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6116000000027" calcext:value-type="float">
            <text:p>0.18611600000002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024999999971" calcext:value-type="float">
            <text:p>0.16202499999997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288999999978" calcext:value-type="float">
            <text:p>0.1602889999999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553999999981" calcext:value-type="float">
            <text:p>0.158553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389799999997" calcext:value-type="float">
            <text:p>0.1538979999999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338000000043" calcext:value-type="float">
            <text:p>0.16433800000004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6735000000017" calcext:value-type="float">
            <text:p>0.1667350000000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988999999982" calcext:value-type="float">
            <text:p>0.162988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516000000006" calcext:value-type="float">
            <text:p>0.1615160000000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0.896078999999986" calcext:value-type="float">
            <text:p>0.896078999999986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0.14540599999998" calcext:value-type="float">
            <text:p>0.14540599999998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float" office:value="0.166539" calcext:value-type="float">
            <text:p>0.166539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798" calcext:value-type="float">
            <text:p>0.16079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5308000000048" calcext:value-type="float">
            <text:p>0.15530800000004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4954000000014" calcext:value-type="float">
            <text:p>0.1749540000000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037000000012" calcext:value-type="float">
            <text:p>0.1590370000000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8469000000025" calcext:value-type="float">
            <text:p>0.15846900000002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819999999977" calcext:value-type="float">
            <text:p>0.1618199999999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311999999957" calcext:value-type="float">
            <text:p>0.15631199999995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962999999967" calcext:value-type="float">
            <text:p>0.1639629999999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722999999995" calcext:value-type="float">
            <text:p>0.1617229999999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689500000002" calcext:value-type="float">
            <text:p>0.156895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547999999982" calcext:value-type="float">
            <text:p>0.161547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81938000000002" calcext:value-type="float">
            <text:p>0.1819380000000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0598999999982" calcext:value-type="float">
            <text:p>0.17059899999998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59429999999986" calcext:value-type="float">
            <text:p>0.159429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float" office:value="0.162433999999962" calcext:value-type="float">
            <text:p>0.162433999999962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float" office:value="0.158072000000004" calcext:value-type="float">
            <text:p>0.158072000000004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9750000000013" calcext:value-type="float">
            <text:p>0.179750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float" office:value="0.161596000000031" calcext:value-type="float">
            <text:p>0.161596000000031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1" office:value-type="float" office:value="0.159080000000017" calcext:value-type="float">
            <text:p>0.159080000000017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0082999999986" calcext:value-type="float">
            <text:p>0.16008299999998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1771999999985" calcext:value-type="float">
            <text:p>0.16177199999998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78401000000008" calcext:value-type="float">
            <text:p>0.1784010000000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2963999999988" calcext:value-type="float">
            <text:p>0.16296399999998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Cyl</text:p>
          </table:table-cell>
          <table:table-cell table:style-name="ce1" office:value-type="string" calcext:value-type="string">
            <text:p>PRM*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1" office:value-type="float" office:value="0.148998000000006" calcext:value-type="float">
            <text:p>0.148998000000006</text:p>
          </table:table-cell>
          <table:table-cell table:style-name="ce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4219000000003" calcext:value-type="float">
            <text:p>0.16421900000000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06409500000001" calcext:value-type="float">
            <text:p>1.064095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647315000000049" calcext:value-type="float">
            <text:p>0.64731500000004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906717000000015" calcext:value-type="float">
            <text:p>0.90671700000001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5228000000013" calcext:value-type="float">
            <text:p>0.1652280000000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43922999999961" calcext:value-type="float">
            <text:p>0.84392299999996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506999999981" calcext:value-type="float">
            <text:p>0.1635069999999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163425999999959" calcext:value-type="float">
            <text:p>0.16342599999995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703147000000001" calcext:value-type="float">
            <text:p>0.7031470000000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yl</text:p>
          </table:table-cell>
          <table:table-cell office:value-type="string" calcext:value-type="string">
            <text:p>PRM*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817821999999978" calcext:value-type="float">
            <text:p>0.817821999999978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5T17:52:40.923899868</dc:date>
    <meta:editing-duration>PT1M50S</meta:editing-duration>
    <meta:editing-cycles>1</meta:editing-cycles>
    <meta:document-statistic meta:table-count="1" meta:cell-count="4808" meta:object-count="0"/>
    <meta:generator>LibreOffice/6.0.7.3$Linux_X86_64 LibreOffice_project/00m0$Build-3</meta:generator>
  </office:meta>
</office:document-meta>
</file>